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e6ea" officeooo:paragraph-rsid="000ee6e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e6ea" officeooo:paragraph-rsid="000ee6e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e6ea" officeooo:paragraph-rsid="000ee6e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0ee6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2c3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4829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4ce28" officeooo:paragraph-rsid="0014ce28" style:font-size-asian="14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2c395" style:font-size-asian="10.5pt" style:font-size-complex="12pt"/>
    </style:style>
    <style:style style:name="T5" style:family="text">
      <style:text-properties fo:font-size="12pt" officeooo:rsid="0014829b" style:font-size-asian="10.5pt" style:font-size-complex="12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2c39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4829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</text:p>
      <text:p text:style-name="P3"/>
      <text:p text:style-name="P1"/>
      <text:p text:style-name="P1">Integrantes: <text:span text:style-name="T2">Carlos Alberto Teixeira Damas</text:span></text:p>
      <text:p text:style-name="P1"><text:span text:style-name="T2"><text:tab/><text:tab/>Maria Edoarda Vallim Fonseca</text:span></text:p>
      <text:p text:style-name="P1"><text:span text:style-name="T2"><text:tab/><text:tab/>Thales Athayde Santos</text:span></text:p>
      <text:p text:style-name="P1"><text:span text:style-name="T2"><text:tab/><text:tab/>Victor Freitas</text:span></text:p>
      <text:p text:style-name="P1"/>
      <text:p text:style-name="P1"/>
      <text:p text:style-name="P4">1. Instruções de Compilação</text:p>
      <text:p text:style-name="P2"><text:s/><text:tab/>O trabalho em questão foi desenvolvido em Python 3.6. Para rodá-lo, é necessário digitar no terminal:</text:p>
      <text:p text:style-name="P2"><text:tab/>python Server.py //para o Servidor</text:p>
      <text:p text:style-name="P2"><text:tab/>python Cliente.py //para os Clientes</text:p>
      <text:p text:style-name="P2"/>
      <text:p text:style-name="P2"><text:tab/>Cada instância (o servidor e seus 4 clientes) devem ser rodados em janelas de terminal diferentes.</text:p>
      <text:p text:style-name="P2"><text:tab/>Nota: Dependendo do sistema operacional utilizado, talvez seja necessário trocar o comando <text:span text:style-name="T1">python</text:span> por <text:span text:style-name="T1">python3</text:span>.</text:p>
      <text:p text:style-name="P2"/>
      <text:p text:style-name="P2"/>
      <text:p text:style-name="P4">2. <text:s/>Módulos<text:tab/></text:p>
      <text:p text:style-name="P4"><text:span text:style-name="T4">2.1) Servidor</text:span></text:p>
      <text:p text:style-name="P4"><text:span text:style-name="T4">2.1.1) cria_baralho()</text:span></text:p>
      <text:p text:style-name="P5"><text:span text:style-name="T4"><text:tab/></text:span><text:span text:style-name="T7">Instancia o baralho para fins de distribuição. O baralho é uma lista onde cada item é uma tupla contendo a carta, o naipe, e a pontuação base da carta. Definitivamente não é o meio mais elegante e eficiente de se fazer isso, mas ele torna a visualização do baralho e a distribuição das cartas bem mais intuitiva e visível no código.</text:span></text:p>
      <text:p text:style-name="P5"><text:span text:style-name="T7"/></text:p>
      <text:p text:style-name="P6"><text:span text:style-name="T4">2.1.2) </text:span><text:span text:style-name="T5">distribui_cartas(grupo, baralho)</text:span></text:p>
      <text:p text:style-name="P6"><text:span text:style-name="T8"><text:tab/>Embaralha a lista de cartas usando a função random.shuffle(baralho) da biblioteca random do python. Depois disso, para cada jogador (que é uma entrada no vetor grupo) ele desempilha uma carta do baralho, monta seus atributos numa String, e envia usando send. Esse processo é repetido 3 vezes.</text:span></text:p>
      <text:p text:style-name="P7"><text:span text:style-name="T8"/></text:p>
      <text:p text:style-name="P7"><text:span text:style-name="T5">2.</text:span><text:span text:style-name="T3">1.3) broadcast(grupo, msg)</text:span></text:p>
      <text:p text:style-name="P7"><text:span text:style-name="T3"><text:tab/></text:span><text:span text:style-name="T6">Envia uma mensagem msg para todos os integrantes do grupo conectados.</text:span></text:p>
      <text:p text:style-name="P4"><text:span text:style-name="T4"><text:tab/></text:span></text:p>
      <text:p text:style-name="P4"><text:span text:style-name="T4"/></text:p>
      <text:p text:style-name="P1"/>
      <text:p text:style-name="P1"/>
      <text:p text:style-name="P1"/>
      <text:p text:style-name="P4">3. Descrição do Protocolo de Comun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04:47.276556041</meta:creation-date>
    <dc:date>2017-10-18T18:56:44.820699969</dc:date>
    <meta:editing-duration>PT2H35M44S</meta:editing-duration>
    <meta:editing-cycles>5</meta:editing-cycles>
    <meta:generator>LibreOffice/5.4.2.2.0$Linux_X86_64 LibreOffice_project/40m0$Build-2</meta:generator>
    <meta:document-statistic meta:table-count="0" meta:image-count="0" meta:object-count="0" meta:page-count="1" meta:paragraph-count="21" meta:word-count="213" meta:character-count="1382" meta:non-whitespace-character-count="1171"/>
  </office:meta>
</office:document-meta>
</file>